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B" style:family="table-column">
      <style:table-column-properties style:column-width="2.833cm" style:rel-column-width="109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0pt" officeooo:rsid="001a3b4c" officeooo:paragraph-rsid="001a3b4c" style:font-size-asian="26.25pt" style:font-size-complex="30pt"/>
    </style:style>
    <style:style style:name="P2" style:family="paragraph" style:parent-style-name="Table_20_Contents">
      <style:text-properties fo:font-size="30pt" officeooo:rsid="0020a8af" officeooo:paragraph-rsid="0020a8af" style:font-size-asian="26.25pt" style:font-size-complex="30pt"/>
    </style:style>
    <style:style style:name="P3" style:family="paragraph" style:parent-style-name="Table_20_Contents">
      <style:text-properties fo:font-size="30pt" style:font-size-asian="26.25pt" style:font-size-complex="30pt"/>
    </style:style>
    <style:style style:name="P4" style:family="paragraph" style:parent-style-name="Standard">
      <style:text-properties fo:font-size="30pt" fo:font-weight="normal" officeooo:rsid="0020a8af" officeooo:paragraph-rsid="0020a8af" style:font-size-asian="26.25pt" style:font-weight-asian="normal" style:font-size-complex="30pt" style:font-weight-complex="normal"/>
    </style:style>
    <style:style style:name="P5" style:family="paragraph" style:parent-style-name="Standard">
      <style:text-properties fo:font-size="30pt" fo:font-weight="normal" officeooo:rsid="001e69ed" officeooo:paragraph-rsid="001e69ed" style:font-size-asian="26.25pt" style:font-weight-asian="normal" style:font-size-complex="30pt" style:font-weight-complex="normal"/>
    </style:style>
    <style:style style:name="P6" style:family="paragraph" style:parent-style-name="Standard">
      <style:paragraph-properties fo:break-before="page"/>
      <style:text-properties fo:font-size="30pt" fo:font-weight="normal" officeooo:rsid="001e69ed" officeooo:paragraph-rsid="001e69ed" style:font-size-asian="26.25pt" style:font-weight-asian="normal" style:font-size-complex="30pt" style:font-weight-complex="normal"/>
    </style:style>
    <style:style style:name="P7" style:family="paragraph" style:parent-style-name="Standard" style:list-style-name="L2">
      <style:text-properties fo:font-size="30pt" fo:font-weight="normal" officeooo:rsid="0022af85" officeooo:paragraph-rsid="0022af85" style:font-size-asian="26.25pt" style:font-weight-asian="normal" style:font-size-complex="30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<text:tab/><text:tab/><text:tab/>prénom : <text:tab/><text:tab/><text:tab/>classe :</text:p>
      <text:list xml:id="list2998905196" text:style-name="L2">
        <text:list-item>
          <text:p text:style-name="P7">Qu’est-ce qu’un diagramme de conversion d’énergie?</text:p>
        </text:list-item>
        <text:list-item>
          <text:p text:style-name="P7">Faire le diagramme de conversion d’énergie d’une lampe.</text:p>
        </text:list-item>
      </text:list>
      <text:p text:style-name="P6"/>
      <text:p text:style-name="P5"/>
      <text:p text:style-name="P4">Bareme Q1:2pt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 table:style-name="TableLine94923537914240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F1" office:value-type="string">
            <text:p text:style-name="P2">5</text:p>
          </table:table-cell>
        </table:table-row>
        <table:table-row table:style-name="TableLine94923537918928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I</text:p>
          </table:table-cell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2">ECA</text:p>
          </table:table-cell>
          <table:table-cell table:style-name="Table1.A2" office:value-type="string">
            <text:p text:style-name="P2">B</text:p>
          </table:table-cell>
          <table:table-cell table:style-name="Table1.F2" office:value-type="string">
            <text:p text:style-name="P2">TB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9:12:34.723000000</meta:creation-date>
    <dc:date>2022-01-02T14:06:56.187189524</dc:date>
    <meta:editing-duration>PT3H11M18S</meta:editing-duration>
    <meta:editing-cycles>8</meta:editing-cycles>
    <meta:generator>LibreOffice/7.2.4.1$Linux_X86_64 LibreOffice_project/20$Build-1</meta:generator>
    <meta:document-statistic meta:table-count="1" meta:image-count="0" meta:object-count="0" meta:page-count="2" meta:paragraph-count="15" meta:word-count="35" meta:character-count="165" meta:non-whitespace-character-count="141"/>
  </office:meta>
</office:document-meta>
</file>